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fr" fo:country="FR" officeooo:rsid="001b76eb" officeooo:paragraph-rsid="001b76eb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text-properties fo:language="fr" fo:country="FR" officeooo:rsid="001b76eb" officeooo:paragraph-rsid="001b76eb"/>
    </style:style>
    <style:style style:name="P4" style:family="paragraph" style:parent-style-name="Text_20_body">
      <style:text-properties fo:language="fr" fo:country="FR" officeooo:rsid="001b76eb" officeooo:paragraph-rsid="001b76eb"/>
    </style:style>
    <style:style style:name="P5" style:family="paragraph" style:parent-style-name="Text_20_body">
      <style:text-properties fo:language="fr" fo:country="FR" officeooo:rsid="001ce672" officeooo:paragraph-rsid="001ce672"/>
    </style:style>
    <style:style style:name="P6" style:family="paragraph" style:parent-style-name="Text_20_body">
      <style:text-properties fo:language="fr" fo:country="FR" officeooo:rsid="001cf71b" officeooo:paragraph-rsid="001cf71b"/>
    </style:style>
    <style:style style:name="P7" style:family="paragraph" style:parent-style-name="Text_20_body" style:list-style-name="L1">
      <style:text-properties fo:language="fr" fo:country="FR" officeooo:rsid="001cf71b" officeooo:paragraph-rsid="001cf71b"/>
    </style:style>
    <style:style style:name="P8" style:family="paragraph" style:parent-style-name="Text_20_body" style:list-style-name="L1">
      <style:text-properties fo:language="fr" fo:country="FR" officeooo:rsid="001da01c" officeooo:paragraph-rsid="001da01c"/>
    </style:style>
    <style:style style:name="P9" style:family="paragraph" style:parent-style-name="Text_20_body">
      <style:text-properties fo:language="fr" fo:country="FR" officeooo:rsid="001da01c" officeooo:paragraph-rsid="001da01c"/>
    </style:style>
    <style:style style:name="P10" style:family="paragraph" style:parent-style-name="Text_20_body" style:list-style-name="L2">
      <style:text-properties fo:language="fr" fo:country="FR" officeooo:rsid="001da01c" officeooo:paragraph-rsid="001da01c"/>
    </style:style>
    <style:style style:name="P11" style:family="paragraph" style:parent-style-name="Text_20_body">
      <style:text-properties fo:language="fr" fo:country="FR" officeooo:rsid="001ffd33" officeooo:paragraph-rsid="001ffd33"/>
    </style:style>
    <style:style style:name="P12" style:family="paragraph" style:parent-style-name="Text_20_body" style:list-style-name="L3">
      <style:text-properties fo:language="fr" fo:country="FR" officeooo:rsid="001ffd33" officeooo:paragraph-rsid="001ffd33"/>
    </style:style>
    <style:style style:name="P13" style:family="paragraph" style:parent-style-name="Text_20_body" style:list-style-name="L2">
      <style:text-properties officeooo:paragraph-rsid="001da01c"/>
    </style:style>
    <style:style style:name="P14" style:family="paragraph" style:parent-style-name="Title">
      <style:text-properties fo:language="fr" fo:country="FR" officeooo:rsid="001b76eb" officeooo:paragraph-rsid="001b76eb"/>
    </style:style>
    <style:style style:name="T1" style:family="text">
      <style:text-properties fo:color="#ff0000" loext:opacity="100%" fo:background-color="#ffff00" loext:char-shading-value="0"/>
    </style:style>
    <style:style style:name="T2" style:family="text">
      <style:text-properties officeooo:rsid="001ce672"/>
    </style:style>
    <style:style style:name="T3" style:family="text">
      <style:text-properties fo:language="fr" fo:country="FR" officeooo:rsid="001da01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jet MLOPs_Paris Sportifs</text:p>
      <text:p text:style-name="P4"/>
      <text:h text:style-name="P1" text:outline-level="1">1-Contexte et objectifs</text:h>
      <text:p text:style-name="P4">Le projet Paris_sportif rentre dans le cadre de la formation ML_Ops (Aout2023). Pour cela il nous a été fournis le data set présent sur kaggle regroupant les matchs ATP entre le 3 Janvier 2000 et le 4 Mars 2018.</text:p>
      <text:p text:style-name="P4">Il est compose de 44708 lignes et 23 colonnes, chaque ligne correspondant<text:span text:style-name="T1"> a </text:span>un match de tennis. <text:span text:style-name="T2">Les colonnes figurent ci-dessous.</text:span></text:p>
      <text:p text:style-name="P3"><text:s/># <text:s text:c="2"/>Column <text:s text:c="5"/>Non-Null Count <text:s/>Dtype <text:s/></text:p>
      <text:p text:style-name="Preformatted_20_Text">--- <text:s/>------ <text:s text:c="5"/>-------------- <text:s/>----- <text:s/></text:p>
      <text:p text:style-name="Preformatted_20_Text"><text:s/>0 <text:s text:c="2"/>ATP <text:s text:c="8"/>44708 non-null <text:s/>int64 <text:s/></text:p>
      <text:p text:style-name="Preformatted_20_Text"><text:s/>1 <text:s text:c="2"/>Location <text:s text:c="3"/>44708 non-null <text:s/>object </text:p>
      <text:p text:style-name="Preformatted_20_Text"><text:s/>2 <text:s text:c="2"/>Tournament <text:s/>44708 non-null <text:s/>object </text:p>
      <text:p text:style-name="Preformatted_20_Text"><text:s/>3 <text:s text:c="2"/>Date <text:s text:c="7"/>44708 non-null <text:s/>object </text:p>
      <text:p text:style-name="Preformatted_20_Text"><text:s/>4 <text:s text:c="2"/>Series <text:s text:c="5"/>44708 non-null <text:s/>object </text:p>
      <text:p text:style-name="Preformatted_20_Text"><text:s/>5 <text:s text:c="2"/>Court <text:s text:c="6"/>44708 non-null <text:s/>object </text:p>
      <text:p text:style-name="Preformatted_20_Text"><text:s/>6 <text:s text:c="2"/>Surface <text:s text:c="4"/>44708 non-null <text:s/>object </text:p>
      <text:p text:style-name="Preformatted_20_Text"><text:s/>7 <text:s text:c="2"/>Round <text:s text:c="6"/>44708 non-null <text:s/>object </text:p>
      <text:p text:style-name="Preformatted_20_Text"><text:s/>8 <text:s text:c="2"/>Best of <text:s text:c="4"/>44708 non-null <text:s/>int64 <text:s/></text:p>
      <text:p text:style-name="Preformatted_20_Text"><text:s/>9 <text:s text:c="2"/>Winner <text:s text:c="5"/>44708 non-null <text:s/>object </text:p>
      <text:p text:style-name="Preformatted_20_Text"><text:s/>10 <text:s/>Loser <text:s text:c="6"/>44708 non-null <text:s/>object </text:p>
      <text:p text:style-name="Preformatted_20_Text"><text:s/>11 <text:s/>WRank <text:s text:c="6"/>44708 non-null <text:s/>int64 <text:s/></text:p>
      <text:p text:style-name="Preformatted_20_Text"><text:s/>12 <text:s/>LRank <text:s text:c="6"/>44708 non-null <text:s/>int64 <text:s/></text:p>
      <text:p text:style-name="Preformatted_20_Text"><text:s/>13 <text:s/>Wsets <text:s text:c="6"/>44521 non-null <text:s/>float64</text:p>
      <text:p text:style-name="Preformatted_20_Text"><text:s/>14 <text:s/>Lsets <text:s text:c="6"/>44521 non-null <text:s/>float64</text:p>
      <text:p text:style-name="Preformatted_20_Text"><text:s/>15 <text:s/>Comment <text:s text:c="4"/>44708 non-null <text:s/>object </text:p>
      <text:p text:style-name="Preformatted_20_Text"><text:s/>16 <text:s/>PSW <text:s text:c="8"/>32743 non-null <text:s/>float64</text:p>
      <text:p text:style-name="Preformatted_20_Text"><text:s/>17 <text:s/>PSL <text:s text:c="8"/>32743 non-null <text:s/>float64</text:p>
      <text:p text:style-name="Preformatted_20_Text"><text:s/>18 <text:s/>B365W <text:s text:c="6"/>39037 non-null <text:s/>float64</text:p>
      <text:p text:style-name="Preformatted_20_Text"><text:s/>19 <text:s/>B365L <text:s text:c="6"/>39057 non-null <text:s/>float64</text:p>
      <text:p text:style-name="Preformatted_20_Text"><text:s/>20 <text:s/>elo_winner <text:s/>44708 non-null <text:s/>float64</text:p>
      <text:p text:style-name="Preformatted_20_Text"><text:s/>21 <text:s/>elo_loser <text:s text:c="2"/>44708 non-null <text:s/>float64</text:p>
      <text:p text:style-name="P2"><text:s/>22 <text:s/>proba_elo <text:s text:c="2"/>44708 non-null <text:s/>float64</text:p>
      <text:p text:style-name="P4"/>
      <text:p text:style-name="P5">On peut remarque la présence de nombreux NaN dans certaines colonnes. Les lignes qui présentent ces NaN seront tout simplement supprimées.</text:p>
      <text:p text:style-name="P5">La préparation du dataset se fera en plusieurs étapes. </text:p>
      <text:p text:style-name="P6">En se basant sur les colonnes Winner, Loserm Wrank, Lrank, elo_winner, elo_loser, les colonnes suivantes seront créées telles que :</text:p>
      <text:list xml:id="list3713431054" text:style-name="L1">
        <text:list-item>
          <text:p text:style-name="P7">Player1_name</text:p>
        </text:list-item>
        <text:list-item>
          <text:p text:style-name="P7">Player2_name</text:p>
        </text:list-item>
        <text:list-item>
          <text:p text:style-name="P7">Player1_ELO</text:p>
        </text:list-item>
        <text:list-item>
          <text:p text:style-name="P7">Player2_ELO</text:p>
        </text:list-item>
        <text:list-item>
          <text:p text:style-name="P7"><text:soft-page-break/>Player1_rank</text:p>
        </text:list-item>
        <text:list-item>
          <text:p text:style-name="P7">Player2_rank</text:p>
        </text:list-item>
        <text:list-item>
          <text:p text:style-name="P8">SetP1</text:p>
        </text:list-item>
        <text:list-item>
          <text:p text:style-name="P8">SetP2</text:p>
        </text:list-item>
      </text:list>
      <text:p text:style-name="P9"/>
      <text:p text:style-name="P9">L’objectif de cette formation n’étant pas les performances du modèle, l’algorithme utilise devra simplement déterminer si le vainqueur du match est oui ou non le joueur 1.</text:p>
      <text:list xml:id="list1133288792" text:style-name="L2">
        <text:list-item>
          <text:p text:style-name="P10">target : WP1</text:p>
        </text:list-item>
        <text:list-item>
          <text:p text:style-name="P13"><text:span text:style-name="T3">data: </text:span>Index(['Series_ATP250', 'Series_ATP500', 'Series_Grand Slam',</text:p>
        </text:list-item>
      </text:list>
      <text:p text:style-name="Preformatted_20_Text"><text:s text:c="7"/>'Series_International', 'Series_International Gold', 'Series_Masters',</text:p>
      <text:p text:style-name="Preformatted_20_Text"><text:s text:c="7"/>'Series_Masters 1000', 'Series_Masters Cup', 'Court_Indoor',</text:p>
      <text:p text:style-name="Preformatted_20_Text"><text:s text:c="7"/>'Court_Outdoor', 'Surface_Carpet', 'Surface_Clay', 'Surface_Grass',</text:p>
      <text:p text:style-name="Preformatted_20_Text"><text:s text:c="7"/>'Surface_Hard', 'Round_1st Round', 'Round_2nd Round', 'Round_3rd Round',</text:p>
      <text:p text:style-name="Preformatted_20_Text"><text:s text:c="7"/>'Round_4th Round', 'Round_Quarterfinals', 'Round_Round Robin',</text:p>
      <text:p text:style-name="Preformatted_20_Text"><text:s text:c="7"/>'Round_Semifinals', 'Round_The Final', 'Best of', 'proba_elo', 'WP2',</text:p>
      <text:p text:style-name="Preformatted_20_Text"><text:s text:c="7"/>'Player1_rank', 'Player1_ELO', 'Player2_rank', 'Player2_ELO', 'SetP1',</text:p>
      <text:p text:style-name="P2"><text:s text:c="7"/>'SetP2'],</text:p>
      <text:p text:style-name="P9">Comme on peut le voir dans la partie data toutes les variables non numeriques ont ete « dummisees ».</text:p>
      <text:p text:style-name="P9"/>
      <text:p text:style-name="P11">Les taches qui pourraient être automatisées dans le cadre de se projet seraient les suivantes</text:p>
      <text:list xml:id="list2302643041" text:style-name="L3">
        <text:list-item>
          <text:p text:style-name="P12">Acquisition de nouvelles données </text:p>
        </text:list-item>
        <text:list-item>
          <text:p text:style-name="P12">Mise au format adéquates des nouvelles données avant leur ajout sur l’ancienne base de données.</text:p>
        </text:list-item>
        <text:list-item>
          <text:p text:style-name="P12">Suppressions données de la base de donnes de plus de 7 ans par exemple.</text:p>
        </text:list-item>
        <text:list-item>
          <text:p text:style-name="P12">Re run du modele toutes les semaines par example ou tous les mois ou tous les ans selon la souscription de l’utilisateur.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09:57:16.809712666</meta:creation-date>
    <dc:date>2023-10-12T11:45:20.679897549</dc:date>
    <meta:editing-duration>PT7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426" meta:character-count="3107" meta:non-whitespace-character-count="2462"/>
  </office:meta>
</office:document-meta>
</file>